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000000009A3CAF8C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FreeSans" fo:font-size="43.5pt" fo:letter-spacing="0.353cm" fo:font-style="normal" style:text-underline-style="none" fo:font-weight="normal" style:font-size-asian="10.5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0000" style:font-name="FreeSans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FreeSans" fo:font-size="16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6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6pt" fo:letter-spacing="normal" fo:font-style="normal" style:text-underline-style="none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none" fo:font-weight="bold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none" fo:font-weight="normal" style:font-size-asian="13pt" style:font-weight-asian="bold" style:font-size-complex="13pt" style:font-weight-complex="bold"/>
    </style:style>
    <style:style style:name="P16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none" fo:font-weight="normal" style:font-size-asian="11.3500003814697pt" style:font-weight-asian="normal" style:font-size-complex="13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FreeSans" fo:font-size="13pt" fo:letter-spacing="normal" fo:font-style="normal" style:text-underline-style="none" fo:font-weight="normal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FreeSans" fo:font-size="12pt" fo:letter-spacing="normal" fo:font-style="normal" style:text-underline-style="none" fo:font-weight="bol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bold" style:font-size-asian="10.5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FreeSans" fo:font-size="16pt" fo:letter-spacing="normal" fo:font-style="normal" style:text-underline-style="none" fo:font-weight="bold" style:font-size-asian="16pt" style:font-weight-asian="bold" style:font-size-complex="16pt" style:font-weight-complex="bold"/>
    </style:style>
    <style:style style:name="T2" style:family="text">
      <style:text-properties fo:font-variant="normal" fo:text-transform="none" fo:color="#000000" style:font-name="FreeSans" fo:font-size="16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000000" style:font-name="FreeSans" fo:font-size="12pt" fo:letter-spacing="normal" fo:font-style="normal" style:text-underline-style="none" fo:font-weight="bold" style:font-size-asian="10.5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FreeSans" fo:font-size="12pt" fo:letter-spacing="normal" fo:font-style="normal" style:text-underline-style="none" style:font-size-asian="10.5pt" style:font-size-complex="12pt"/>
    </style:style>
    <style:style style:name="T5" style:family="text">
      <style:text-properties fo:font-variant="normal" fo:text-transform="none" fo:color="#000000" style:font-name="FreeSans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FreeSans" fo:font-size="10pt" fo:letter-spacing="normal" fo:font-style="normal" style:text-underline-style="none" style:font-size-asian="10pt" style:font-size-complex="10pt"/>
    </style:style>
    <style:style style:name="T7" style:family="text">
      <style:text-properties fo:font-variant="normal" fo:text-transform="none" fo:color="#000000" style:font-name="FreeSans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000000" style:font-name="FreeSans" fo:font-size="13pt" fo:letter-spacing="normal" fo:font-style="normal" style:text-underline-style="none" fo:font-weight="bold" style:font-size-asian="11.3500003814697pt" style:font-weight-asian="bold" style:font-size-complex="13pt" style:font-weight-complex="bold"/>
    </style:style>
    <style:style style:name="T9" style:family="text">
      <style:text-properties fo:font-variant="normal" fo:text-transform="none" fo:color="#000000" style:font-name="FreeSans" fo:font-size="13pt" fo:letter-spacing="normal" fo:font-style="normal" style:text-underline-style="none" fo:font-weight="normal" style:font-size-asian="11.3500003814697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font-name="FreeSans" fo:letter-spacing="normal" fo:font-style="normal" style:text-underline-style="none"/>
    </style:style>
    <style:style style:name="T11" style:family="text">
      <style:text-properties fo:font-variant="normal" fo:text-transform="none" fo:color="#000000" style:font-name="FreeSans" fo:letter-spacing="normal" fo:font-style="normal" style:text-underline-style="none" fo:font-weight="bold" style:font-weight-asian="bold" style:font-weight-complex="bold"/>
    </style:style>
    <style:style style:name="T12" style:family="text">
      <style:text-properties fo:font-weight="normal" style:font-size-asian="12pt" style:font-weight-asian="normal" style:font-weight-complex="normal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HNU KS</text:p>
      <text:p text:style-name="P10">vishnu@vishnuks.com | vishnuks.com | github.com/hackerkid</text:p>
      <text:p text:style-name="P10"><draw:frame draw:style-name="fr1" draw:name="graphics1" text:anchor-type="paragraph" svg:width="17cm" svg:height="0.127cm" draw:z-index="0"><draw:image xlink:href="Pictures/10000000000004B000000009A3CAF8CC.png" xlink:type="simple" xlink:show="embed" xlink:actuate="onLoad"/></draw:frame></text:p>
      <text:section text:style-name="Sect1" text:name="Section1">
        <text:p text:style-name="P12">Education</text:p>
        <text:p text:style-name="P5"><draw:frame draw:style-name="fr2" draw:name="graphics3" text:anchor-type="paragraph" svg:width="8.301cm" svg:height="0.062cm" draw:z-index="2"><draw:image xlink:href="Pictures/10000000000004B000000009A3CAF8CC.png" xlink:type="simple" xlink:show="embed" xlink:actuate="onLoad"/></draw:frame></text:p>
        <text:p text:style-name="P13">IIIT Allahabad</text:p>
        <text:p text:style-name="P3">2013 – 2017</text:p>
        <text:p text:style-name="P3">Bachelors in Information Technology </text:p>
        <text:p text:style-name="P3">SGPA 8.52</text:p>
        <text:p text:style-name="P2"><text:line-break/>CBSE 12 Board Exam – 93.4%</text:p>
        <text:p text:style-name="P15">CBSE 10 Board Exams – 10/10</text:p>
        <text:p text:style-name="P5"><draw:frame draw:style-name="fr3" draw:name="graphics5" text:anchor-type="paragraph" svg:x="-0.079cm" svg:y="1.66cm" svg:width="8.301cm" svg:height="0.062cm" draw:z-index="3"><draw:image xlink:href="Pictures/10000000000004B000000009A3CAF8CC.png" xlink:type="simple" xlink:show="embed" xlink:actuate="onLoad"/></draw:frame><text:span text:style-name="T2"><text:line-break/></text:span><text:span text:style-name="T1">Popular</text:span><text:span text:style-name="T2"> </text:span><text:span text:style-name="T1">Projects<text:line-break/><text:line-break/></text:span><text:span text:style-name="T7">Wikifeedia </text:span><text:span text:style-name="T5">[2015]</text:span></text:p>
        <text:list xml:id="list16700812541" text:style-name="L1">
          <text:list-item>
            <text:p text:style-name="P20">Browse Wikipedia like a newsfeed</text:p>
          </text:list-item>
          <text:list-item>
            <text:p text:style-name="P20">Build using Javascript, jQuery and PHP</text:p>
          </text:list-item>
        </text:list>
        <text:p text:style-name="P6"/>
        <text:p text:style-name="P5"><text:span text:style-name="T3">Rocket Chat </text:span><text:span text:style-name="T5">[2015]</text:span></text:p>
        <text:list xml:id="list1484734901" text:style-name="L2">
          <text:list-item>
            <text:p text:style-name="P21">Blazing fast group chat server</text:p>
          </text:list-item>
          <text:list-item>
            <text:p text:style-name="P21">Built using Node.js and socket.io</text:p>
          </text:list-item>
        </text:list>
        <text:p text:style-name="P4"/>
        <text:p text:style-name="P7"><text:span text:style-name="T4">Hacker News Syncer Plugin</text:span><text:span text:style-name="T6"> </text:span><text:span text:style-name="T5">[2014]</text:span></text:p>
        <text:list xml:id="list1950783167" text:style-name="L3">
          <text:list-item>
            <text:p text:style-name="P22">Syncs Wordpress blog with posts from Hacker News</text:p>
          </text:list-item>
          <text:list-item>
            <text:p text:style-name="P22">First of it's kind Wordpress plugin</text:p>
          </text:list-item>
        </text:list>
        <text:p text:style-name="P7"><text:span text:style-name="T4"><text:line-break/>Datester</text:span><text:span text:style-name="T5"> [2013]</text:span></text:p>
        <text:list xml:id="list81728697" text:style-name="L4">
          <text:list-item>
            <text:p text:style-name="P23">Tinder for Indian college students</text:p>
          </text:list-item>
          <text:list-item>
            <text:p text:style-name="P23">Coded with the PHP, Javascript, Bootstrap and MySQL</text:p>
          </text:list-item>
        </text:list>
        <text:p text:style-name="P4"/>
        <text:p text:style-name="P7"><text:span text:style-name="T4">Burnwebsite </text:span><text:span text:style-name="T5">[Class 9 – 10]</text:span></text:p>
        <text:list xml:id="list1181917736" text:style-name="L5">
          <text:list-item>
            <text:p text:style-name="P25"><text:span text:style-name="T12">Tutorials on web development</text:span><text:span text:style-name="T13"> </text:span></text:p>
            <text:p text:style-name="P24"/>
          </text:list-item>
        </text:list>
        <text:p text:style-name="P11"/>
        <text:p text:style-name="P12">Organizations</text:p>
        <text:p text:style-name="P26"><draw:frame draw:style-name="fr1" draw:name="graphics2" text:anchor-type="paragraph" svg:width="8.301cm" svg:height="0.062cm" draw:z-index="1"><draw:image xlink:href="Pictures/10000000000004B000000009A3CAF8CC.png" xlink:type="simple" xlink:show="embed" xlink:actuate="onLoad"/></draw:frame></text:p>
        <text:p text:style-name="P8"><text:span text:style-name="T11">Technical Society Coordinator </text:span><text:span text:style-name="T5">[Current]</text:span></text:p>
        <text:list xml:id="list396854630" text:style-name="L6">
          <text:list-item>
            <text:p text:style-name="P16">Manges the overall technical activities of IIIT Allahabad</text:p>
          </text:list-item>
          <text:list-item>
            <text:p text:style-name="P16">Coordinates the smooth working of seven wings of GeekHaven</text:p>
          </text:list-item>
        </text:list>
        <text:p text:style-name="P9"><text:span text:style-name="T10"><text:line-break/></text:span><text:span text:style-name="T11">Firefox Club </text:span><text:span text:style-name="T6">[2013-Present]</text:span></text:p>
        <text:list xml:id="list103588656" text:style-name="L7">
          <text:list-item>
            <text:p text:style-name="P17">Founding member of Firefox club</text:p>
          </text:list-item>
          <text:list-item>
            <text:p text:style-name="P17">Conducted the first Mozcafe in College</text:p>
          </text:list-item>
        </text:list>
        <text:p text:style-name="P5"><text:span text:style-name="T7"><text:line-break/></text:span><text:span text:style-name="T1">Programming Skills</text:span></text:p>
        <text:p text:style-name="P5"><draw:frame draw:style-name="fr2" draw:name="graphics4" text:anchor-type="paragraph" svg:width="8.301cm" svg:height="0.062cm" draw:z-index="4"><draw:image xlink:href="Pictures/10000000000004B000000009A3CAF8CC.png" xlink:type="simple" xlink:show="embed" xlink:actuate="onLoad"/></draw:frame><text:span text:style-name="T1"><text:line-break/></text:span><text:span text:style-name="T8">Over 3000 lines</text:span></text:p>
        <text:p text:style-name="P18">PHP, Javascript, C++, SQL</text:p>
        <text:p text:style-name="P18"/>
        <text:p text:style-name="P14">Over 500 lines</text:p>
        <text:p text:style-name="P18">Assembly, Python, Java, C, jQuery, Markdown, CSS</text:p>
        <text:p text:style-name="P18"/>
        <text:p text:style-name="P5"><text:span text:style-name="T1">Technologies</text:span><text:span text:style-name="T9"> </text:span></text:p>
        <text:p text:style-name="P18"><draw:frame draw:style-name="fr3" draw:name="graphics6" text:anchor-type="paragraph" svg:x="0.014cm" svg:y="0.074cm" svg:width="8.301cm" svg:height="0.062cm" draw:z-index="5"><draw:image xlink:href="Pictures/10000000000004B000000009A3CAF8CC.png" xlink:type="simple" xlink:show="embed" xlink:actuate="onLoad"/></draw:frame></text:p>
        <text:list xml:id="list1447002975" text:style-name="L8">
          <text:list-item>
            <text:p text:style-name="P19">Developed apps using Node.js, Angular, Express and MongoDB</text:p>
          </text:list-item>
          <text:list-item>
            <text:p text:style-name="P19">Experience with scaling technologies like Memcached and HAProxy</text:p>
          </text:list-item>
          <text:list-item>
            <text:p text:style-name="P19">Shipped code on Google Cloud, Heroku, AWS, Openshift and Digital Ocean(LAMP Server)</text:p>
          </text:list-item>
        </text:list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shnu Ks</meta:initial-creator>
    <meta:creation-date>2015-07-06T01:08:47</meta:creation-date>
    <dc:date>2015-07-06T03:03:56</dc:date>
    <dc:creator>Vishnu Ks</dc:creator>
    <meta:editing-duration>PT1H12M46S</meta:editing-duration>
    <meta:editing-cycles>18</meta:editing-cycles>
    <meta:generator>LibreOffice/3.5$Linux_X86_64 LibreOffice_project/350m1$Build-2</meta:generator>
    <meta:document-statistic meta:table-count="0" meta:image-count="6" meta:object-count="0" meta:page-count="1" meta:paragraph-count="39" meta:word-count="202" meta:character-count="1276" meta:non-whitespace-character-count="1119"/>
  </office:meta>
</office:document-meta>
</file>